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516cm" table:align="left"/>
    </style:style>
    <style:style style:name="Table1.A" style:family="table-column">
      <style:table-column-properties style:column-width="1.783cm"/>
    </style:style>
    <style:style style:name="Table1.B" style:family="table-column">
      <style:table-column-properties style:column-width="1.196cm"/>
    </style:style>
    <style:style style:name="Table1.C" style:family="table-column">
      <style:table-column-properties style:column-width="1.342cm"/>
    </style:style>
    <style:style style:name="Table1.D" style:family="table-column">
      <style:table-column-properties style:column-width="1.849cm"/>
    </style:style>
    <style:style style:name="Table1.E" style:family="table-column">
      <style:table-column-properties style:column-width="2.346cm"/>
    </style:style>
    <style:style style:name="Table1.A1" style:family="table-cell">
      <style:table-cell-properties style:vertical-align="middle" fo:padding="0.049cm" fo:border="none"/>
    </style:style>
    <style:style style:name="Table2" style:family="table">
      <style:table-properties style:width="8.516cm" table:align="left"/>
    </style:style>
    <style:style style:name="Table2.A" style:family="table-column">
      <style:table-column-properties style:column-width="1.783cm"/>
    </style:style>
    <style:style style:name="Table2.B" style:family="table-column">
      <style:table-column-properties style:column-width="1.196cm"/>
    </style:style>
    <style:style style:name="Table2.C" style:family="table-column">
      <style:table-column-properties style:column-width="1.342cm"/>
    </style:style>
    <style:style style:name="Table2.D" style:family="table-column">
      <style:table-column-properties style:column-width="1.849cm"/>
    </style:style>
    <style:style style:name="Table2.E" style:family="table-column">
      <style:table-column-properties style:column-width="2.346cm"/>
    </style:style>
    <style:style style:name="Table2.A1" style:family="table-cell">
      <style:table-cell-properties style:vertical-align="middle" fo:padding="0.049cm" fo:border="none"/>
    </style:style>
    <style:style style:name="Table3" style:family="table">
      <style:table-properties style:width="10.592cm" table:align="left"/>
    </style:style>
    <style:style style:name="Table3.A" style:family="table-column">
      <style:table-column-properties style:column-width="1.783cm"/>
    </style:style>
    <style:style style:name="Table3.B" style:family="table-column">
      <style:table-column-properties style:column-width="1.196cm"/>
    </style:style>
    <style:style style:name="Table3.C" style:family="table-column">
      <style:table-column-properties style:column-width="1.342cm"/>
    </style:style>
    <style:style style:name="Table3.D" style:family="table-column">
      <style:table-column-properties style:column-width="1.849cm"/>
    </style:style>
    <style:style style:name="Table3.E" style:family="table-column">
      <style:table-column-properties style:column-width="2.267cm"/>
    </style:style>
    <style:style style:name="Table3.F" style:family="table-column">
      <style:table-column-properties style:column-width="2.155cm"/>
    </style:style>
    <style:style style:name="Table3.A1" style:family="table-cell">
      <style:table-cell-properties style:vertical-align="middle" fo:padding="0.049cm" fo:border="none"/>
    </style:style>
    <style:style style:name="Table4" style:family="table">
      <style:table-properties style:width="8.274cm" table:align="left"/>
    </style:style>
    <style:style style:name="Table4.A" style:family="table-column">
      <style:table-column-properties style:column-width="1.783cm"/>
    </style:style>
    <style:style style:name="Table4.B" style:family="table-column">
      <style:table-column-properties style:column-width="1.196cm"/>
    </style:style>
    <style:style style:name="Table4.C" style:family="table-column">
      <style:table-column-properties style:column-width="1.101cm"/>
    </style:style>
    <style:style style:name="Table4.D" style:family="table-column">
      <style:table-column-properties style:column-width="1.849cm"/>
    </style:style>
    <style:style style:name="Table4.E" style:family="table-column">
      <style:table-column-properties style:column-width="2.346cm"/>
    </style:style>
    <style:style style:name="Table4.A1" style:family="table-cell">
      <style:table-cell-properties style:vertical-align="middle" fo:padding="0.049cm" fo:border="none"/>
    </style:style>
    <style:style style:name="Table5" style:family="table">
      <style:table-properties style:width="23.65cm" table:align="left"/>
    </style:style>
    <style:style style:name="Table5.A" style:family="table-column">
      <style:table-column-properties style:column-width="1.991cm"/>
    </style:style>
    <style:style style:name="Table5.B" style:family="table-column">
      <style:table-column-properties style:column-width="3.168cm"/>
    </style:style>
    <style:style style:name="Table5.C" style:family="table-column">
      <style:table-column-properties style:column-width="18.491cm"/>
    </style:style>
    <style:style style:name="Table5.A1" style:family="table-cell">
      <style:table-cell-properties style:vertical-align="middle" fo:padding="0.049cm" fo:border="none"/>
    </style:style>
    <style:style style:name="Table6" style:family="table">
      <style:table-properties style:width="11.088cm" table:align="left"/>
    </style:style>
    <style:style style:name="Table6.A" style:family="table-column">
      <style:table-column-properties style:column-width="11.088cm"/>
    </style:style>
    <style:style style:name="Table6.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P5" style:family="paragraph" style:parent-style-name="Table_20_Contents">
      <style:paragraph-properties fo:margin-top="0cm" fo:margin-bottom="0.499cm" loext:contextual-spacing="false"/>
    </style:style>
    <style:style style:name="P6" style:family="paragraph" style:parent-style-name="Table_20_Contents">
      <style:paragraph-properties fo:margin-top="0cm" fo:margin-bottom="0.499cm" loext:contextual-spacing="false"/>
      <style:text-properties fo:font-weight="bold"/>
    </style:style>
    <style:style style:name="P7" style:family="paragraph" style:parent-style-name="Preformatted_20_Text">
      <style:paragraph-properties fo:margin-top="0cm" fo:margin-bottom="0.499cm" loext:contextual-spacing="false" style:writing-mode="lr-tb"/>
    </style:style>
    <style:style style:name="P8" style:family="paragraph" style:parent-style-name="Preformatted_20_Text">
      <style:paragraph-properties style:writing-mode="lr-tb"/>
    </style:style>
    <style:style style:name="P9" style:family="paragraph" style:parent-style-name="List_20_Contents">
      <style:paragraph-properties fo:margin-top="0cm" fo:margin-bottom="0.499cm"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community/upvotes/toggle%3Fupvote%255Bupvotable_id%255D=1150&amp;upvote%255Bupvotable_type%255D=Tutoria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nd Use PostgreSQL on Ubuntu 14.04</text:h>
      <text:p text:style-name="Text_20_body">Apr 28, 2014 <text:a xlink:type="simple" xlink:href="https://www.digitalocean.com/community/tags/postgresql?type=tutorials" text:style-name="Internet_20_link" text:visited-style-name="Visited_20_Internet_20_Link">PostgreSQL</text:a> <text:a xlink:type="simple" xlink:href="https://www.digitalocean.com/community/tags/ubuntu?type=tutorials" text:style-name="Internet_20_link" text:visited-style-name="Visited_20_Internet_20_Link">Ubuntu</text:a> </text:p>
      <text:h text:style-name="Heading_20_3" text:outline-level="3"><text:bookmark text:name="introduction"/>Introduction</text:h>
      <text:p text:style-name="Text_20_body">Relational database management systems are a key component of many web sites and applications. They provide a structured way to store, organize, and access information.</text:p>
      <text:p text:style-name="Text_20_body"><text:span text:style-name="Strong_20_Emphasis">PostgreSQL</text:span>, or Postgres, is a relational database management system that provides an implementation of the SQL querying language. It is a popular choice for many small and large projects and has the advantage of being standards-compliant and having many advanced features like reliable transactions and concurrency without read locks.</text:p>
      <text:p text:style-name="Text_20_body">In this guide, we will demonstrate how to install Postgres on an Ubuntu 14.04 VPS instance and go over some basic ways to use it.</text:p>
      <text:h text:style-name="Heading_20_2" text:outline-level="2"><text:bookmark text:name="installation"/>Installation</text:h>
      <text:p text:style-name="Text_20_body">Ubuntu's default repositories contain Postgres packages, so we can install them without a hassle using the <text:span text:style-name="Source_20_Text">apt</text:span> packaging system.</text:p>
      <text:p text:style-name="Text_20_body">Since we haven't updated our local apt repository lately, let's do that now. We can then get the Postgres package and a "contrib" package that adds some additional utilities and functionality:</text:p>
      <text:p text:style-name="Preformatted_20_Text"><text:span text:style-name="Source_20_Text">sudo apt-get update</text:span></text:p>
      <text:p text:style-name="P1"><text:span text:style-name="Source_20_Text">sudo apt-get install postgresql postgresql-contrib</text:span></text:p>
      <text:p text:style-name="Text_20_body">Now that our software is installed, we can go over how it works and how it may be different from similar database management systems you may have used.</text:p>
      <text:h text:style-name="Heading_20_2" text:outline-level="2"><text:bookmark text:name="using-postgresql-roles-and-databases"/>Using PostgreSQL Roles and Databases</text:h>
      <text:p text:style-name="Text_20_body">By default, Postgres uses a concept called "roles" to aid in authentication and authorization. These are, in some ways, similar to regular Unix-style accounts, but Postgres does not distinguish between users and groups and instead prefers the more flexible term "role".</text:p>
      <text:p text:style-name="Text_20_body">Upon installation Postgres is set up to use "ident" authentication, meaning that it associates Postgres roles with a matching Unix/Linux system account. If a Postgres role exists, it can be signed in by logging into the associated Linux system account.</text:p>
      <text:p text:style-name="Text_20_body">The installation procedure created a user account called <text:span text:style-name="Source_20_Text">postgres</text:span> that is associated with the default Postgres role. In order to use Postgres, we'll need to log into that account. You can do that by typing:</text:p>
      <text:p text:style-name="P1"><text:span text:style-name="Source_20_Text">sudo -i -u postgres</text:span></text:p>
      <text:p text:style-name="Text_20_body">You will be asked for your normal user password and then will be given a shell prompt for the <text:span text:style-name="Source_20_Text">postgres</text:span> user.</text:p>
      <text:p text:style-name="Text_20_body">You can get a Postgres prompt immediately by typing:</text:p>
      <text:p text:style-name="P1"><text:soft-page-break/><text:span text:style-name="Source_20_Text">psql</text:span></text:p>
      <text:p text:style-name="Text_20_body">You will be auto-logged in and will be able to interact with the database management system right away.</text:p>
      <text:p text:style-name="Text_20_body">However, we're going to explain a little bit about how to use other roles and databases so that you have some flexibility as to which user and database you wish to work with.</text:p>
      <text:p text:style-name="Text_20_body">Exit out of the PostgreSQL prompt by typing:</text:p>
      <text:p text:style-name="P1"><text:span text:style-name="Source_20_Text">\q</text:span></text:p>
      <text:p text:style-name="Text_20_body">You should now be back in the <text:span text:style-name="Source_20_Text">postgres</text:span> Linux command prompt.</text:p>
      <text:h text:style-name="Heading_20_2" text:outline-level="2"><text:bookmark text:name="create-a-new-role"/>Create a New Role</text:h>
      <text:p text:style-name="Text_20_body">From the <text:span text:style-name="Source_20_Text">postgres</text:span> Linux account, you have the ability to log into the database system. However, we're also going to demonstrate how to create additional roles. The <text:span text:style-name="Source_20_Text">postgres</text:span> Linux account, being associated with the Postgres administrative role, has access to some utilities to create users and databases.</text:p>
      <text:p text:style-name="Text_20_body">We can create a new role by typing:</text:p>
      <text:p text:style-name="P1"><text:span text:style-name="Source_20_Text">createuser --interactive</text:span></text:p>
      <text:p text:style-name="Text_20_body">This basically is an interactive shell script that calls the correct Postgres commands to create a user to your specifications. It will only ask you two questions: the name of the role and whether it should be a superuser. You can get more control by passing some additional flags. Check out the options by looking at the <text:span text:style-name="Source_20_Text">man</text:span> page:</text:p>
      <text:p text:style-name="P1"><text:span text:style-name="Source_20_Text">man createuser</text:span></text:p>
      <text:h text:style-name="Heading_20_2" text:outline-level="2"><text:bookmark text:name="create-a-new-database"/>Create a New Database</text:h>
      <text:p text:style-name="Text_20_body">The way that Postgres is set up by default (authenticating roles that are requested by matching system accounts) also comes with the assumption that a matching database will exist for the role to connect to.</text:p>
      <text:p text:style-name="Text_20_body">So if I have a user called <text:span text:style-name="Source_20_Text">test1</text:span>, that role will attempt to connect to a database called <text:span text:style-name="Source_20_Text">test1</text:span> by default.</text:p>
      <text:p text:style-name="Text_20_body">You can create the appropriate database by simply calling this command as the <text:span text:style-name="Source_20_Text">postgres</text:span> user:</text:p>
      <text:p text:style-name="P1">createdb test1</text:p>
      <text:h text:style-name="Heading_20_2" text:outline-level="2"><text:bookmark text:name="connect-to-postgres-with-the-new-user"/>Connect to Postgres with the New User</text:h>
      <text:p text:style-name="Text_20_body">Let's assume that you have a Linux system account called <text:span text:style-name="Source_20_Text">test1</text:span> (you can create one by typing: <text:span text:style-name="Source_20_Text">adduser test1</text:span>), and that you have created a Postgres role and database also called <text:span text:style-name="Source_20_Text">test1</text:span>.</text:p>
      <text:p text:style-name="Text_20_body">You can change to the Linux system account by typing:</text:p>
      <text:p text:style-name="P1"><text:soft-page-break/>sudo -i -u test1</text:p>
      <text:p text:style-name="Text_20_body">You can then connect to the <text:span text:style-name="Source_20_Text">test1</text:span> database as the <text:span text:style-name="Source_20_Text">test1</text:span> Postgres role by typing:</text:p>
      <text:p text:style-name="P1"><text:span text:style-name="Source_20_Text">psql</text:span></text:p>
      <text:p text:style-name="Text_20_body">This will log in automatically assuming that all of the components have been configured.</text:p>
      <text:p text:style-name="Text_20_body">If you want your user to connect to a different database, you can do so by specifying the database like this:</text:p>
      <text:p text:style-name="P1">psql -d postgres</text:p>
      <text:p text:style-name="Text_20_body">You can get information about the Postgres user you're logged in as and the database you're currently connected to by typing:</text:p>
      <text:p text:style-name="P1"><text:span text:style-name="Source_20_Text">\conninfo</text:span></text:p>
      <text:p text:style-name="P1"><text:span text:style-name="Source_20_Text">You are connected to database "postgres" as user "postgres" via socket in "/var/run/postgresql" at port "5432".</text:span></text:p>
      <text:p text:style-name="Text_20_body">This can help remind you of your current settings if you are connecting to non-default databases or with non-default users.</text:p>
      <text:h text:style-name="Heading_20_2" text:outline-level="2"><text:bookmark text:name="create-and-delete-tables"/>Create and Delete Tables</text:h>
      <text:p text:style-name="Text_20_body">Now that you know how to connect to the PostgreSQL database system, we will start to go over how to complete some basic tasks.</text:p>
      <text:p text:style-name="Text_20_body">First, let's create a table to store some data. Let's create a table that describes playground equipment.</text:p>
      <text:p text:style-name="Text_20_body">The basic syntax for this command is something like this:</text:p>
      <text:p text:style-name="Preformatted_20_Text">CREATE TABLE table_name (</text:p>
      <text:p text:style-name="Preformatted_20_Text"><text:s text:c="4"/>column_name1 col_type (field_length) column_constraints,</text:p>
      <text:p text:style-name="Preformatted_20_Text"><text:s text:c="4"/>column_name2 col_type (field_length),</text:p>
      <text:p text:style-name="Preformatted_20_Text"><text:s text:c="4"/>column_name3 col_type (field_length)</text:p>
      <text:p text:style-name="P1">);</text:p>
      <text:p text:style-name="Text_20_body">As you can see, we give the table a name, and then define the columns that we want, as well as the column type and the max length of the field data. We can also optionally add table constraints for each column.</text:p>
      <text:p text:style-name="Text_20_body">You can learn more about <text:a xlink:type="simple" xlink:href="https://digitalocean.com/community/articles/how-to-create-remove-manage-tables-in-postgresql-on-a-cloud-server" text:style-name="Internet_20_link" text:visited-style-name="Visited_20_Internet_20_Link">how to create and manage tables in Postgres</text:a> here.</text:p>
      <text:p text:style-name="Text_20_body">For our purposes, we're going to create a simple table like this:</text:p>
      <text:p text:style-name="Preformatted_20_Text"><text:span text:style-name="Source_20_Text">CREATE TABLE playground (</text:span></text:p>
      <text:p text:style-name="Preformatted_20_Text"><text:span text:style-name="Source_20_Text"><text:s text:c="4"/>equip_id serial PRIMARY KEY,</text:span></text:p>
      <text:p text:style-name="Preformatted_20_Text"><text:span text:style-name="Source_20_Text"><text:s text:c="4"/>type varchar (50) NOT NULL,</text:span></text:p>
      <text:p text:style-name="Preformatted_20_Text"><text:span text:style-name="Source_20_Text"><text:s text:c="4"/>color varchar (25) NOT NULL,</text:span></text:p>
      <text:p text:style-name="Preformatted_20_Text"><text:span text:style-name="Source_20_Text"><text:s text:c="4"/>location varchar(25) check (location in ('north', 'south', 'west', 'east', 'northeast', 'southeast', 'southwest', 'northwest')),</text:span></text:p>
      <text:p text:style-name="Preformatted_20_Text"><text:span text:style-name="Source_20_Text"><text:s text:c="4"/>install_date date</text:span></text:p>
      <text:p text:style-name="P1"><text:span text:style-name="Source_20_Text">);</text:span></text:p>
      <text:p text:style-name="Text_20_body">We have made a playground table that inventories the equipment that we have. This starts with an <text:soft-page-break/>equipment ID, which is of the <text:span text:style-name="Source_20_Text">serial</text:span> type. This data type is an auto-incrementing integer. We have given this column the constraint of <text:span text:style-name="Source_20_Text">primary key</text:span> which means that the values must be unique and not null.</text:p>
      <text:p text:style-name="Text_20_body">For two of our columns, we have not given a field length. This is because some column types don't require a set length because the length is implied by the type.</text:p>
      <text:p text:style-name="Text_20_body">We then give columns for the equipment type and color, each of which cannot be empty. We then create a location column and create a constraint that requires the value to be one of eight possible values. The last column is a date column that records the date that we installed the equipment.</text:p>
      <text:p text:style-name="Text_20_body">We can see our new table by typing this:</text:p>
      <text:p text:style-name="P1"><text:span text:style-name="Source_20_Text">\d</text:span></text:p>
      <text:p text:style-name="Preformatted_20_Text"><text:span text:style-name="Source_20_Text"><text:s text:c="19"/>List of relations</text:span></text:p>
      <text:p text:style-name="Preformatted_20_Text"><text:span text:style-name="Source_20_Text"><text:s/>Schema | <text:s text:c="9"/>Name <text:s text:c="10"/>| <text:s text:c="2"/>Type <text:s text:c="2"/>| <text:s/>Owner <text:s text:c="2"/></text:span></text:p>
      <text:p text:style-name="Preformatted_20_Text"><text:span text:style-name="Source_20_Text">--------+-------------------------+----------+----------</text:span></text:p>
      <text:p text:style-name="Preformatted_20_Text"><text:span text:style-name="Source_20_Text"><text:s/>public | playground <text:s text:c="13"/>| table <text:s text:c="3"/>| postgres</text:span></text:p>
      <text:p text:style-name="Preformatted_20_Text"><text:span text:style-name="Source_20_Text"><text:s/>public | playground_equip_id_seq | sequence | postgres</text:span></text:p>
      <text:p text:style-name="P1"><text:span text:style-name="Source_20_Text">(2 rows)</text:span></text:p>
      <text:p text:style-name="Text_20_body">As you can see, we have our playground table, but we also have something called <text:span text:style-name="Source_20_Text">playground_equip_id_seq</text:span> that is of the type <text:span text:style-name="Source_20_Text">sequence</text:span>. This is a representation of the "serial" type we gave our <text:span text:style-name="Source_20_Text">equip_id</text:span> column. This keeps track of the next number in the sequence.</text:p>
      <text:p text:style-name="Text_20_body">If you want to see just the table, you can type:</text:p>
      <text:p text:style-name="P1"><text:span text:style-name="Source_20_Text">\dt</text:span></text:p>
      <text:p text:style-name="Preformatted_20_Text"><text:span text:style-name="Source_20_Text"><text:s text:c="11"/>List of relations</text:span></text:p>
      <text:p text:style-name="Preformatted_20_Text"><text:span text:style-name="Source_20_Text"><text:s/>Schema | <text:s text:c="3"/>Name <text:s text:c="3"/>| Type <text:s/>| <text:s/>Owner <text:s text:c="2"/></text:span></text:p>
      <text:p text:style-name="Preformatted_20_Text"><text:span text:style-name="Source_20_Text">--------+------------+-------+----------</text:span></text:p>
      <text:p text:style-name="Preformatted_20_Text"><text:span text:style-name="Source_20_Text"><text:s/>public | playground | table | postgres</text:span></text:p>
      <text:p text:style-name="P1"><text:span text:style-name="Source_20_Text">(1 row)</text:span></text:p>
      <text:h text:style-name="Heading_20_2" text:outline-level="2"><text:bookmark text:name="add-query-and-delete-data-in-a-table"/>Add, Query, and Delete Data in a Table</text:h>
      <text:p text:style-name="Text_20_body">Now that we have a table created, we can insert some data into it.</text:p>
      <text:p text:style-name="Text_20_body">Let's add a slide and a swing. We do this by calling the table we're wanting to add to, naming the columns and then providing data for each column. Our slide and swing could be added like this:</text:p>
      <text:p text:style-name="Preformatted_20_Text">INSERT INTO playground (type, color, location, install_date) VALUES ('slide', 'blue', 'south', '2014-04-28');</text:p>
      <text:p text:style-name="P1">INSERT INTO playground (type, color, location, install_date) VALUES ('swing', 'yellow', 'northwest', '2010-08-16');</text:p>
      <text:p text:style-name="Text_20_body">You should notice a few things. First, keep in mind that the column names should not be quoted, but the column <text:span text:style-name="Emphasis">values</text:span> that you're entering do need quotes.</text:p>
      <text:p text:style-name="Text_20_body">Another thing to keep in mind is that we do not enter a value for the <text:span text:style-name="Source_20_Text">equip_id</text:span> column. This is because this is auto-generated whenever a new row in the table is created.</text:p>
      <text:p text:style-name="Text_20_body">We can then get back the information we've added by typing:</text:p>
      <text:p text:style-name="P1"><text:soft-page-break/><text:span text:style-name="Source_20_Text">SELECT * FROM playground;</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equip_id</text:p>
            </table:table-cell>
            <table:table-cell table:style-name="Table1.A1" office:value-type="string">
              <text:p text:style-name="Table_20_Heading">type</text:p>
            </table:table-cell>
            <table:table-cell table:style-name="Table1.A1" office:value-type="string">
              <text:p text:style-name="Table_20_Heading">color</text:p>
            </table:table-cell>
            <table:table-cell table:style-name="Table1.A1" office:value-type="string">
              <text:p text:style-name="Table_20_Heading">location</text:p>
            </table:table-cell>
            <table:table-cell table:style-name="Table1.A1" office:value-type="string">
              <text:p text:style-name="Table_20_Heading">install_dat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slide</text:p>
          </table:table-cell>
          <table:table-cell table:style-name="Table1.A1" office:value-type="string">
            <text:p text:style-name="Table_20_Contents">blue</text:p>
          </table:table-cell>
          <table:table-cell table:style-name="Table1.A1" office:value-type="string">
            <text:p text:style-name="Table_20_Contents">south</text:p>
          </table:table-cell>
          <table:table-cell table:style-name="Table1.A1" office:value-type="string">
            <text:p text:style-name="Table_20_Contents">2014-04-28</text:p>
          </table:table-cell>
        </table:table-row>
        <table:table-row>
          <table:table-cell table:style-name="Table1.A1" office:value-type="string">
            <text:p text:style-name="Table_20_Contents">2</text:p>
          </table:table-cell>
          <table:table-cell table:style-name="Table1.A1" office:value-type="string">
            <text:p text:style-name="Table_20_Contents">swing</text:p>
          </table:table-cell>
          <table:table-cell table:style-name="Table1.A1" office:value-type="string">
            <text:p text:style-name="Table_20_Contents">yellow</text:p>
          </table:table-cell>
          <table:table-cell table:style-name="Table1.A1" office:value-type="string">
            <text:p text:style-name="Table_20_Contents">northwest</text:p>
          </table:table-cell>
          <table:table-cell table:style-name="Table1.A1" office:value-type="string">
            <text:p text:style-name="Table_20_Contents">2010-08-16</text:p>
          </table:table-cell>
        </table:table-row>
      </table:table>
      <text:p text:style-name="P1"><text:span text:style-name="Source_20_Text">(2 rows)</text:span></text:p>
      <text:p text:style-name="Text_20_body">Here, you can see that our <text:span text:style-name="Source_20_Text">equip_id</text:span> has been filled in successfully and that all of our other data has been organized correctly.</text:p>
      <text:p text:style-name="Text_20_body">If our slide breaks and we remove it from the playground, we can also remove the row from our table by typing:</text:p>
      <text:p text:style-name="P1"><text:span text:style-name="Source_20_Text">DELETE FROM playground WHERE type = 'slide';</text:span></text:p>
      <text:p text:style-name="Text_20_body">If we query our table again, we will see our slide is no longer a part of the table:</text:p>
      <text:p text:style-name="P1"><text:span text:style-name="Source_20_Text">SELECT * FROM playground;</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equip_id</text:p>
            </table:table-cell>
            <table:table-cell table:style-name="Table2.A1" office:value-type="string">
              <text:p text:style-name="Table_20_Heading">type</text:p>
            </table:table-cell>
            <table:table-cell table:style-name="Table2.A1" office:value-type="string">
              <text:p text:style-name="Table_20_Heading">color</text:p>
            </table:table-cell>
            <table:table-cell table:style-name="Table2.A1" office:value-type="string">
              <text:p text:style-name="Table_20_Heading">location</text:p>
            </table:table-cell>
            <table:table-cell table:style-name="Table2.A1" office:value-type="string">
              <text:p text:style-name="Table_20_Heading">install_date</text:p>
            </table:table-cell>
          </table:table-row>
        </table:table-header-rows>
        <table:table-row>
          <table:table-cell table:style-name="Table2.A1" office:value-type="string">
            <text:p text:style-name="Table_20_Contents">2</text:p>
          </table:table-cell>
          <table:table-cell table:style-name="Table2.A1" office:value-type="string">
            <text:p text:style-name="Table_20_Contents">swing</text:p>
          </table:table-cell>
          <table:table-cell table:style-name="Table2.A1" office:value-type="string">
            <text:p text:style-name="Table_20_Contents">yellow</text:p>
          </table:table-cell>
          <table:table-cell table:style-name="Table2.A1" office:value-type="string">
            <text:p text:style-name="Table_20_Contents">northwest</text:p>
          </table:table-cell>
          <table:table-cell table:style-name="Table2.A1" office:value-type="string">
            <text:p text:style-name="Table_20_Contents">2010-08-16</text:p>
          </table:table-cell>
        </table:table-row>
      </table:table>
      <text:p text:style-name="P1"><text:span text:style-name="Source_20_Text">(1 row)</text:span></text:p>
      <text:h text:style-name="Heading_20_2" text:outline-level="2"><text:bookmark text:name="how-to-add-and-delete-columns-from-a-table"/>How To Add and Delete Columns from a Table</text:h>
      <text:p text:style-name="Text_20_body">If we want to modify a table after it has been created to add an additional column, we can do that easily.</text:p>
      <text:p text:style-name="Text_20_body">We can add a column to show the last maintenance visit for each piece of equipment by typing:</text:p>
      <text:p text:style-name="P1">ALTER TABLE playground ADD last_maint date;</text:p>
      <text:p text:style-name="Text_20_body">If you view your ta</text:p>
      <text:p text:style-name="Text_20_body">ble information again, you will see the new column has been added (but no data has been entered):</text:p>
      <text:p text:style-name="P1"><text:span text:style-name="Source_20_Text">SELECT * FROM playground;</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equip_id</text:p>
            </table:table-cell>
            <table:table-cell table:style-name="Table3.A1" office:value-type="string">
              <text:p text:style-name="Table_20_Heading">type</text:p>
            </table:table-cell>
            <table:table-cell table:style-name="Table3.A1" office:value-type="string">
              <text:p text:style-name="Table_20_Heading">color</text:p>
            </table:table-cell>
            <table:table-cell table:style-name="Table3.A1" office:value-type="string">
              <text:p text:style-name="Table_20_Heading">location</text:p>
            </table:table-cell>
            <table:table-cell table:style-name="Table3.A1" office:value-type="string">
              <text:p text:style-name="Table_20_Heading">install_date</text:p>
            </table:table-cell>
            <table:table-cell table:style-name="Table3.A1" office:value-type="string">
              <text:p text:style-name="Table_20_Heading">last_maint</text:p>
            </table:table-cell>
          </table:table-row>
        </table:table-header-rows>
        <table:table-row>
          <table:table-cell table:style-name="Table3.A1" office:value-type="string">
            <text:p text:style-name="Table_20_Contents">2</text:p>
          </table:table-cell>
          <table:table-cell table:style-name="Table3.A1" office:value-type="string">
            <text:p text:style-name="Table_20_Contents">swing</text:p>
          </table:table-cell>
          <table:table-cell table:style-name="Table3.A1" office:value-type="string">
            <text:p text:style-name="Table_20_Contents">yellow</text:p>
          </table:table-cell>
          <table:table-cell table:style-name="Table3.A1" office:value-type="string">
            <text:p text:style-name="Table_20_Contents">northwest</text:p>
          </table:table-cell>
          <table:table-cell table:style-name="Table3.A1" office:value-type="string">
            <text:p text:style-name="Table_20_Contents">2010-08-16</text:p>
          </table:table-cell>
          <table:table-cell table:style-name="Table3.A1" office:value-type="string">
            <text:p text:style-name="P2"/>
          </table:table-cell>
        </table:table-row>
      </table:table>
      <text:p text:style-name="P1"><text:span text:style-name="Source_20_Text">(1 row)</text:span></text:p>
      <text:p text:style-name="Text_20_body">We can delete a column just as easily. If we find that our work crew uses a separate tool to keep track of maintenance history, we can get rid of the column here by typing:</text:p>
      <text:p text:style-name="P1"><text:span text:style-name="Source_20_Text">ALTER TABLE playground DROP last_maint;</text:span></text:p>
      <text:h text:style-name="Heading_20_2" text:outline-level="2"><text:bookmark text:name="how-to-update-data-in-a-table"/>How To Update Data in a Table</text:h>
      <text:p text:style-name="Text_20_body">We know how to add records to a table and how to delete them, but we haven't covered how to modify existing entries yet.</text:p>
      <text:p text:style-name="Text_20_body">You can update the values of an existing entry by querying for the record you want and setting the <text:soft-page-break/>column to the value you wish to use. We can query for the "swing" record (this will match <text:span text:style-name="Emphasis">every</text:span> swing in our table) and change its color to "red". This could be useful if we gave it a paint job:</text:p>
      <text:p text:style-name="P1">UPDATE playground SET color = 'red' WHERE type = 'swing';</text:p>
      <text:p text:style-name="Text_20_body">We can verify that the operation was successful by querying our data again:</text:p>
      <text:p text:style-name="P1"><text:span text:style-name="Source_20_Text">SELECT * FROM playgrou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equip_id</text:p>
            </table:table-cell>
            <table:table-cell table:style-name="Table4.A1" office:value-type="string">
              <text:p text:style-name="Table_20_Heading">type</text:p>
            </table:table-cell>
            <table:table-cell table:style-name="Table4.A1" office:value-type="string">
              <text:p text:style-name="Table_20_Heading">color</text:p>
            </table:table-cell>
            <table:table-cell table:style-name="Table4.A1" office:value-type="string">
              <text:p text:style-name="Table_20_Heading">location</text:p>
            </table:table-cell>
            <table:table-cell table:style-name="Table4.A1" office:value-type="string">
              <text:p text:style-name="Table_20_Heading">install_date</text:p>
            </table:table-cell>
          </table:table-row>
        </table:table-header-rows>
        <table:table-row>
          <table:table-cell table:style-name="Table4.A1" office:value-type="string">
            <text:p text:style-name="Table_20_Contents">2</text:p>
          </table:table-cell>
          <table:table-cell table:style-name="Table4.A1" office:value-type="string">
            <text:p text:style-name="Table_20_Contents">swing</text:p>
          </table:table-cell>
          <table:table-cell table:style-name="Table4.A1" office:value-type="string">
            <text:p text:style-name="Table_20_Contents">red</text:p>
          </table:table-cell>
          <table:table-cell table:style-name="Table4.A1" office:value-type="string">
            <text:p text:style-name="Table_20_Contents">northwest</text:p>
          </table:table-cell>
          <table:table-cell table:style-name="Table4.A1" office:value-type="string">
            <text:p text:style-name="Table_20_Contents">2010-08-16</text:p>
          </table:table-cell>
        </table:table-row>
      </table:table>
      <text:p text:style-name="P1"><text:span text:style-name="Source_20_Text">(1 row)</text:span></text:p>
      <text:p text:style-name="Text_20_body">As you can see, our slide is now registered as being red.</text:p>
      <text:h text:style-name="Heading_20_2" text:outline-level="2"><text:bookmark text:name="conclusion"/>Conclusion</text:h>
      <text:p text:style-name="Text_20_body">You are now set up with PostgreSQL on your Ubuntu 14.04 server. However, there is still <text:span text:style-name="Emphasis">much</text:span> more to learn with Postgres. Here are some more guides that cover how to use Postgres:</text:p>
      <text:list xml:id="list1027719490758751649" text:style-name="L1">
        <text:list-item>
          <text:p text:style-name="P4"><text:a xlink:type="simple" xlink:href="https://digitalocean.com/community/articles/sqlite-vs-mysql-vs-postgresql-a-comparison-of-relational-database-management-systems" text:style-name="Internet_20_link" text:visited-style-name="Visited_20_Internet_20_Link">A comparison of relational database management systems</text:a> </text:p>
        </text:list-item>
        <text:list-item>
          <text:p text:style-name="P4"><text:a xlink:type="simple" xlink:href="https://digitalocean.com/community/articles/how-to-create-remove-manage-tables-in-postgresql-on-a-cloud-server" text:style-name="Internet_20_link" text:visited-style-name="Visited_20_Internet_20_Link">Learn how to create and manage tables with Postgres</text:a> </text:p>
        </text:list-item>
        <text:list-item>
          <text:p text:style-name="P4"><text:a xlink:type="simple" xlink:href="https://digitalocean.com/community/articles/how-to-use-roles-and-manage-grant-permissions-in-postgresql-on-a-vps--2" text:style-name="Internet_20_link" text:visited-style-name="Visited_20_Internet_20_Link">Get better at managing roles and permissions</text:a> </text:p>
        </text:list-item>
        <text:list-item>
          <text:p text:style-name="P4"><text:a xlink:type="simple" xlink:href="https://digitalocean.com/community/articles/how-to-create-data-queries-in-postgresql-by-using-the-select-command" text:style-name="Internet_20_link" text:visited-style-name="Visited_20_Internet_20_Link">Craft queries with Postgres with Select</text:a> </text:p>
        </text:list-item>
        <text:list-item>
          <text:p text:style-name="P4"><text:a xlink:type="simple" xlink:href="https://digitalocean.com/community/articles/how-to-install-and-use-phppgadmin-on-ubuntu-12-04" text:style-name="Internet_20_link" text:visited-style-name="Visited_20_Internet_20_Link">Install phpPgAdmin to administer databases from a web interface</text:a> </text:p>
        </text:list-item>
        <text:list-item>
          <text:p text:style-name="P4"><text:a xlink:type="simple" xlink:href="https://digitalocean.com/community/articles/how-to-secure-postgresql-on-an-ubuntu-vps" text:style-name="Internet_20_link" text:visited-style-name="Visited_20_Internet_20_Link">Learn how to secure PostgreSQL</text:a> </text:p>
        </text:list-item>
        <text:list-item>
          <text:p text:style-name="P4"><text:a xlink:type="simple" xlink:href="https://digitalocean.com/community/articles/how-to-set-up-master-slave-replication-on-postgresql-on-an-ubuntu-12-04-vps" text:style-name="Internet_20_link" text:visited-style-name="Visited_20_Internet_20_Link">Set up master-slave replication with Postgres</text:a> </text:p>
        </text:list-item>
        <text:list-item>
          <text:p text:style-name="P3"><text:a xlink:type="simple" xlink:href="https://digitalocean.com/community/articles/how-to-backup-postgresql-databases-on-an-ubuntu-vps" text:style-name="Internet_20_link" text:visited-style-name="Visited_20_Internet_20_Link">Learn how to backup a Postgres database</text:a> </text:p>
        </text:list-item>
      </text:list>
      <text:p text:style-name="Text_20_body">By Justin Ellingwood</text:p>
      <text:p text:style-name="Standard"/>
      <text:p text:style-name="Standard"/>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Table_20_Heading">Meta-<text:line-break/>character(s)</text:p>
          </table:table-cell>
          <table:table-cell table:style-name="Table5.A1" office:value-type="string">
            <text:p text:style-name="Table_20_Heading">Description</text:p>
          </table:table-cell>
          <table:table-cell table:style-name="Table5.A1" office:value-type="string">
            <text:p text:style-name="Table_20_Heading">Example<text:bookmark text:name="cite_ref-36"/><text:a xlink:type="simple" xlink:href="https://en.wikipedia.org/wiki/Regular_expression#cite_note-36" text:style-name="Internet_20_link" text:visited-style-name="Visited_20_Internet_20_Link">[36]</text:a></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Normally matches any character except a newline.<text:line-break/>Within square brackets the dot is literal.</text:p>
          </table:table-cell>
          <table:table-cell table:style-name="Table5.A1" office:value-type="string">
            <text:p text:style-name="P8">$string1 = "Hello World\n";</text:p>
            <text:p text:style-name="P8">if ($string1 =~ m/...../) {</text:p>
            <text:p text:style-name="P8"><text:s text:c="2"/>print "$string1 has length &gt;= 5.\n";</text:p>
            <text:p text:style-name="P7">}</text:p>
            <text:p text:style-name="P6">Output:</text:p>
            <text:p text:style-name="P8">Hello World</text:p>
            <text:p text:style-name="P7"><text:s/>has length &gt;= 5.</text:p>
          </table:table-cell>
        </table:table-row>
        <table:table-row>
          <table:table-cell table:style-name="Table5.A1" office:value-type="string">
            <text:p text:style-name="Table_20_Heading"><text:span text:style-name="Source_20_Text">( )</text:span></text:p>
          </table:table-cell>
          <table:table-cell table:style-name="Table5.A1" office:value-type="string">
            <text:p text:style-name="Table_20_Contents">Groups a series of pattern elements to a single element.<text:line-break/><text:soft-page-break/>When you match a pattern within parentheses, you can use any of <text:span text:style-name="Source_20_Text">$1</text:span>, <text:span text:style-name="Source_20_Text">$2</text:span>, … later to refer to the previously matched pattern.</text:p>
          </table:table-cell>
          <table:table-cell table:style-name="Table5.A1" office:value-type="string">
            <text:p text:style-name="P8">$string1 = "Hello World\n";</text:p>
            <text:p text:style-name="P8">if ($string1 =~ m/(H..).(o..)/) {</text:p>
            <text:p text:style-name="P8"><text:s text:c="2"/>print "We matched '$1' and '$2'.\n";</text:p>
            <text:p text:style-name="P7">}</text:p>
            <text:p text:style-name="P6"><text:soft-page-break/>Output:</text:p>
            <text:p text:style-name="P7">We matched 'Hel' and 'o W'.</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atches the preceding pattern element one or more times.</text:p>
          </table:table-cell>
          <table:table-cell table:style-name="Table5.A1" office:value-type="string">
            <text:p text:style-name="P8">$string1 = "Hello World\n";</text:p>
            <text:p text:style-name="P8">if ($string1 =~ m/l+/) {</text:p>
            <text:p text:style-name="P8"><text:s text:c="2"/>print "There are one or more consecutive letter \"l\"'s in $string1.\n";</text:p>
            <text:p text:style-name="P7">}</text:p>
            <text:p text:style-name="P6">Output:</text:p>
            <text:p text:style-name="P7">There are one or more consecutive letter "l"'s in Hello World.</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atches the preceding pattern element zero or one time.</text:p>
          </table:table-cell>
          <table:table-cell table:style-name="Table5.A1" office:value-type="string">
            <text:p text:style-name="P8">$string1 = "Hello World\n";</text:p>
            <text:p text:style-name="P8">if ($string1 =~ m/H.?e/) {</text:p>
            <text:p text:style-name="P8"><text:s text:c="2"/>print "There is an 'H' and a 'e' separated by ";</text:p>
            <text:p text:style-name="P8"><text:s text:c="2"/>print "0-1 characters (e.g., He Hue Hee).\n";</text:p>
            <text:p text:style-name="P7">}</text:p>
            <text:p text:style-name="P6">Output:</text:p>
            <text:p text:style-name="P7">There is an 'H' and a 'e' separated by 0-1 characters (e.g., He Hue Hee).</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odifies the <text:span text:style-name="Source_20_Text">*</text:span>, <text:span text:style-name="Source_20_Text">+</text:span>, <text:span text:style-name="Source_20_Text">?</text:span> or <text:span text:style-name="Source_20_Text">{M,N}</text:span>'d regex that comes before to match as few times as possible.</text:p>
          </table:table-cell>
          <table:table-cell table:style-name="Table5.A1" office:value-type="string">
            <text:p text:style-name="P8">$string1 = "Hello World\n";</text:p>
            <text:p text:style-name="P8">if ($string1 =~ m/(l.+?o)/) {</text:p>
            <text:p text:style-name="P8"><text:s text:c="2"/>print "The non-greedy match with 'l' followed by one or\n";</text:p>
            <text:p text:style-name="P8"><text:s text:c="2"/>print "more characters is 'llo' rather than 'llo Wo'.\n";</text:p>
            <text:p text:style-name="P7">}</text:p>
            <text:p text:style-name="P6">Output:</text:p>
            <text:p text:style-name="P8">The non-greedy match with 'l' followed by one or</text:p>
            <text:p text:style-name="P7">more characters is 'llo' rather than 'llo Wo'.</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atches the preceding pattern element zero or more times.</text:p>
          </table:table-cell>
          <table:table-cell table:style-name="Table5.A1" office:value-type="string">
            <text:p text:style-name="P8">$string1 = "Hello World\n";</text:p>
            <text:p text:style-name="P8">if ($string1 =~ m/el*o/) {</text:p>
            <text:p text:style-name="P8"><text:s text:c="2"/>print "There is an 'e' followed by zero to many ";</text:p>
            <text:p text:style-name="P8"><text:s text:c="2"/>print "'l' followed by 'o' (e.g., eo, elo, ello, elllo).\n";</text:p>
            <text:p text:style-name="P7">}</text:p>
            <text:p text:style-name="P6">Output:</text:p>
            <text:p text:style-name="P7">There is an 'e' followed by zero to many 'l' followed by 'o' (e.g., eo, elo, ello, elllo).</text:p>
          </table:table-cell>
        </table:table-row>
        <table:table-row>
          <table:table-cell table:style-name="Table5.A1" office:value-type="string">
            <text:p text:style-name="Table_20_Heading"><text:span text:style-name="Source_20_Text">{M,N}</text:span></text:p>
          </table:table-cell>
          <table:table-cell table:style-name="Table5.A1" office:value-type="string">
            <text:p text:style-name="Table_20_Contents">Denotes the minimum M and the maximum N match count.<text:line-break/>N can be omitted and M can be 0: <text:soft-page-break/><text:span text:style-name="Source_20_Text">{M}</text:span> matches "exactly" M times; <text:span text:style-name="Source_20_Text">{M,}</text:span> matches "at least" M times; <text:span text:style-name="Source_20_Text">{0,N}</text:span> matches "at most" times.<text:line-break/><text:span text:style-name="Source_20_Text">x* y+ z?</text:span> is thus equivalent to <text:span text:style-name="Source_20_Text">x{0,} y{1,} z{0,1}</text:span>.</text:p>
          </table:table-cell>
          <table:table-cell table:style-name="Table5.A1" office:value-type="string">
            <text:p text:style-name="P8">$string1 = "Hello World\n";</text:p>
            <text:p text:style-name="P8">if ($string1 =~ m/l{1,2}/) {</text:p>
            <text:p text:style-name="P8"><text:s text:c="2"/>print "There exists a substring with at least 1 ";</text:p>
            <text:p text:style-name="P8"><text:s text:c="2"/>print "and at most 2 l's in $string1\n";</text:p>
            <text:p text:style-name="P7">}</text:p>
            <text:p text:style-name="P6"><text:soft-page-break/>Output:</text:p>
            <text:p text:style-name="P7">There exists a substring with at least 1 and at most 2 l's in Hello World</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Denotes a set of possible character matches.</text:p>
          </table:table-cell>
          <table:table-cell table:style-name="Table5.A1" office:value-type="string">
            <text:p text:style-name="P8">$string1 = "Hello World\n";</text:p>
            <text:p text:style-name="P8">if ($string1 =~ m/[aeiou]+/) {</text:p>
            <text:p text:style-name="P8"><text:s text:c="2"/>print "$string1 contains one or more vowels.\n";</text:p>
            <text:p text:style-name="P7">}</text:p>
            <text:p text:style-name="P6">Output:</text:p>
            <text:p text:style-name="P8">Hello World</text:p>
            <text:p text:style-name="P7"><text:s/>contains one or more vowels.</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Separates alternate possibilities.</text:p>
          </table:table-cell>
          <table:table-cell table:style-name="Table5.A1" office:value-type="string">
            <text:p text:style-name="P8">$string1 = "Hello World\n";</text:p>
            <text:p text:style-name="P8">if ($string1 =~ m/(Hello|Hi|Pogo)/) {</text:p>
            <text:p text:style-name="P8"><text:s text:c="2"/>print "$string1 contains at least one of Hello, Hi, or Pogo.";</text:p>
            <text:p text:style-name="P7">}</text:p>
            <text:p text:style-name="P6">Output:</text:p>
            <text:p text:style-name="P8">Hello World</text:p>
            <text:p text:style-name="P7"><text:s/>contains at least one of Hello, Hi, or Pogo.</text:p>
          </table:table-cell>
        </table:table-row>
        <table:table-row>
          <table:table-cell table:style-name="Table5.A1" office:value-type="string">
            <text:p text:style-name="Table_20_Heading"><text:span text:style-name="Source_20_Text">\b</text:span></text:p>
          </table:table-cell>
          <table:table-cell table:style-name="Table5.A1" office:value-type="string">
            <text:p text:style-name="P5">Matches a zero-width boundary between a word-class character (see next) and either a non-word class character or an edge; same as </text:p>
            <text:p text:style-name="P5"><text:span text:style-name="Source_20_Text">(^\w|\w$|\W\w|\w\W)</text:span>.</text:p>
          </table:table-cell>
          <table:table-cell table:style-name="Table5.A1" office:value-type="string">
            <text:p text:style-name="P8">$string1 = "Hello World\n";</text:p>
            <text:p text:style-name="P8">if ($string1 =~ m/llo\b/) {</text:p>
            <text:p text:style-name="P8"><text:s text:c="2"/>print "There is a word that ends with 'llo'.\n";</text:p>
            <text:p text:style-name="P7">}</text:p>
            <text:p text:style-name="P6">Output:</text:p>
            <text:p text:style-name="P7">There is a word that ends with 'llo'.</text:p>
          </table:table-cell>
        </table:table-row>
        <table:table-row>
          <table:table-cell table:style-name="Table5.A1" office:value-type="string">
            <text:p text:style-name="Table_20_Heading"><text:span text:style-name="Source_20_Text">\w</text:span></text:p>
          </table:table-cell>
          <table:table-cell table:style-name="Table5.A1" office:value-type="string">
            <text:p text:style-name="P5">Matches an alphanumeric character, including "_";<text:line-break/>same as <text:span text:style-name="Source_20_Text">[A-Za-z0-9_]</text:span> in ASCII, and </text:p>
            <text:p text:style-name="P9"><text:span text:style-name="Source_20_Text">[\p{Alph</text:span><text:soft-page-break/><text:span text:style-name="Source_20_Text">abetic}</text:span> </text:p>
            <text:p text:style-name="P5">in Unicode,<text:bookmark text:name="cite_ref-unicode_32-1"/><text:a xlink:type="simple" xlink:href="https://en.wikipedia.org/wiki/Regular_expression#cite_note-unicode-32" text:style-name="Internet_20_link" text:visited-style-name="Visited_20_Internet_20_Link">[32]</text:a> where the <text:span text:style-name="Source_20_Text">Alphabetic</text:span> property contains more than Latin letters, and the <text:span text:style-name="Source_20_Text">Decimal_Number</text:span> property contains more than Arab digits.</text:p>
          </table:table-cell>
          <table:table-cell table:style-name="Table5.A1" office:value-type="string">
            <text:p text:style-name="P8">$string1 = "Hello World\n";</text:p>
            <text:p text:style-name="P8">if ($string1 =~ m/\w/) {</text:p>
            <text:p text:style-name="P8"><text:s text:c="2"/>print "There is at least one alphanumeric ";</text:p>
            <text:p text:style-name="P8"><text:s text:c="2"/>print "character in $string1 (A-Z, a-z, 0-9, _).\n";</text:p>
            <text:p text:style-name="P7">}</text:p>
            <text:p text:style-name="P6">Output:</text:p>
            <text:p text:style-name="P8">There is at least one alphanumeric character in Hello World</text:p>
            <text:p text:style-name="P7"><text:s/>(A-Z, a-z, 0-9, _).</text:p>
          </table:table-cell>
        </table:table-row>
        <table:table-row>
          <table:table-cell table:style-name="Table5.A1" office:value-type="string">
            <text:p text:style-name="Table_20_Heading"><text:span text:style-name="Source_20_Text">\W</text:span></text:p>
          </table:table-cell>
          <table:table-cell table:style-name="Table5.A1" office:value-type="string">
            <text:p text:style-name="P5">Matches a <text:span text:style-name="T1">non</text:span>-alphanumeric character, excluding "_";<text:line-break/>same as <text:span text:style-name="Source_20_Text">[^A-Za-z0-9_]</text:span> in ASCII, and </text:p>
            <text:p text:style-name="P9"><text:span text:style-name="Source_20_Text">[^\p{Alphabetic}</text:span> </text:p>
            <text:p text:style-name="P5">in Unicode.</text:p>
          </table:table-cell>
          <table:table-cell table:style-name="Table5.A1" office:value-type="string">
            <text:p text:style-name="P8">$string1 = "Hello World\n";</text:p>
            <text:p text:style-name="P8">if ($string1 =~ m/\W/) {</text:p>
            <text:p text:style-name="P8"><text:s text:c="2"/>print "The space between Hello and ";</text:p>
            <text:p text:style-name="P8"><text:s text:c="2"/>print "World is not alphanumeric.\n";</text:p>
            <text:p text:style-name="P7">}</text:p>
            <text:p text:style-name="P6">Output:</text:p>
            <text:p text:style-name="P7">The space between Hello and World is not alphanumeric.</text:p>
          </table:table-cell>
        </table:table-row>
        <table:table-row>
          <table:table-cell table:style-name="Table5.A1" office:value-type="string">
            <text:p text:style-name="Table_20_Heading"><text:span text:style-name="Source_20_Text">\s</text:span></text:p>
          </table:table-cell>
          <table:table-cell table:style-name="Table5.A1" office:value-type="string">
            <text:p text:style-name="Table_20_Contents">Matches a whitespace character,<text:line-break/>which in ASCII are tab, line feed, form feed, carriage return, and space;<text:line-break/>in Unicode, also matches no-</text:p>
          </table:table-cell>
          <table:table-cell table:style-name="Table5.A1" office:value-type="string">
            <text:p text:style-name="P8">$string1 = "Hello World\n";</text:p>
            <text:p text:style-name="P8">if ($string1 =~ m/\s.*\s/) {</text:p>
            <text:p text:style-name="P8"><text:s text:c="2"/>print "In $string1 there are TWO whitespace characters, which may";</text:p>
            <text:p text:style-name="P8"><text:s text:c="2"/>print " be separated by other characters.\n";</text:p>
            <text:p text:style-name="P7">}</text:p>
            <text:p text:style-name="P6">Output:</text:p>
            <text:p text:style-name="P8">In Hello World</text:p>
            <text:p text:style-name="P7"><text:s/>there are TWO whitespace characters, which may be separated by other characters.</text:p>
          </table:table-cell>
        </table:table-row>
        <table:table-row>
          <table:table-cell table:style-name="Table5.A1" office:value-type="string">
            <text:p text:style-name="Table_20_Heading"><text:span text:style-name="Source_20_Text">\S</text:span></text:p>
          </table:table-cell>
          <table:table-cell table:style-name="Table5.A1" office:value-type="string">
            <text:p text:style-name="Table_20_Contents">Matches anything BUT a whitespace.</text:p>
          </table:table-cell>
          <table:table-cell table:style-name="Table5.A1" office:value-type="string">
            <text:p text:style-name="P8">$string1 = "Hello World\n";</text:p>
            <text:p text:style-name="P8">if ($string1 =~ m/\S.*\S/) {</text:p>
            <text:p text:style-name="P8"><text:s text:c="2"/>print "In $string1 there are TWO non-whitespace characters, which";</text:p>
            <text:p text:style-name="P8"><text:s text:c="2"/>print " may be separated by other characters.\n";</text:p>
            <text:p text:style-name="P7">}</text:p>
            <text:p text:style-name="P6">Output:</text:p>
            <text:p text:style-name="P8">In Hello World</text:p>
            <text:p text:style-name="P7"><text:s/>there are TWO non-whitespace characters, which may be separated by other characters.</text:p>
          </table:table-cell>
        </table:table-row>
        <table:table-row>
          <table:table-cell table:style-name="Table5.A1" office:value-type="string">
            <text:p text:style-name="Table_20_Heading"><text:span text:style-name="Source_20_Text">\d</text:span></text:p>
          </table:table-cell>
          <table:table-cell table:style-name="Table5.A1" office:value-type="string">
            <text:p text:style-name="Table_20_Contents">Matches a digit;<text:line-break/>same as <text:span text:style-name="Source_20_Text">[0-9]</text:span> in ASCII;<text:line-break/>in Unicode, same as the <text:soft-page-break/><text:span text:style-name="Source_20_Text">\p{Digit}</text:span> or <text:span text:style-name="Source_20_Text">\p{GC=Decimal_Number}</text:span> property, which itself the same as the <text:span text:style-name="Source_20_Text">\p{Numeric_Type=Decimal}</text:span> property.</text:p>
          </table:table-cell>
          <table:table-cell table:style-name="Table5.A1" office:value-type="string">
            <text:p text:style-name="P8">$string1 = "99 bottles of beer on the wall.";</text:p>
            <text:p text:style-name="P8">if ($string1 =~ m/(\d+)/) {</text:p>
            <text:p text:style-name="P8"><text:s text:c="2"/>print "$1 is the first number in '$string1'\n";</text:p>
            <text:p text:style-name="P7">}</text:p>
            <text:p text:style-name="P6"><text:soft-page-break/>Output:</text:p>
            <text:p text:style-name="P7">99 is the first number in '99 bottles of beer on the wall.'</text:p>
          </table:table-cell>
        </table:table-row>
        <table:table-row>
          <table:table-cell table:style-name="Table5.A1" office:value-type="string">
            <text:p text:style-name="Table_20_Heading"><text:span text:style-name="Source_20_Text">\D</text:span></text:p>
          </table:table-cell>
          <table:table-cell table:style-name="Table5.A1" office:value-type="string">
            <text:p text:style-name="Table_20_Contents">Matches a non-digit;<text:line-break/>same as <text:span text:style-name="Source_20_Text">[^0-9]</text:span> in ASCII or <text:span text:style-name="Source_20_Text">\P{Digit}</text:span> in Unicode.</text:p>
          </table:table-cell>
          <table:table-cell table:style-name="Table5.A1" office:value-type="string">
            <text:p text:style-name="P8">$string1 = "Hello World\n";</text:p>
            <text:p text:style-name="P8">if ($string1 =~ m/\D/) {</text:p>
            <text:p text:style-name="P8"><text:s text:c="2"/>print "There is at least one character in $string1";</text:p>
            <text:p text:style-name="P8"><text:s text:c="2"/>print " that is not a digit.\n";</text:p>
            <text:p text:style-name="P7">}</text:p>
            <text:p text:style-name="P6">Output:</text:p>
            <text:p text:style-name="P8">There is at least one character in Hello World</text:p>
            <text:p text:style-name="P7"><text:s/>that is not a digit.</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atches the beginning of a line or string.</text:p>
          </table:table-cell>
          <table:table-cell table:style-name="Table5.A1" office:value-type="string">
            <text:p text:style-name="P8">$string1 = "Hello World\n";</text:p>
            <text:p text:style-name="P8">if ($string1 =~ m/^He/) {</text:p>
            <text:p text:style-name="P8"><text:s text:c="2"/>print "$string1 starts with the characters 'He'.\n";</text:p>
            <text:p text:style-name="P7">}</text:p>
            <text:p text:style-name="P6">Output:</text:p>
            <text:p text:style-name="P8">Hello World</text:p>
            <text:p text:style-name="P7"><text:s/>starts with the characters 'He'.</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atches the end of a line or string.</text:p>
          </table:table-cell>
          <table:table-cell table:style-name="Table5.A1" office:value-type="string">
            <text:p text:style-name="P8">$string1 = "Hello World\n";</text:p>
            <text:p text:style-name="P8">if ($string1 =~ m/rld$/) {</text:p>
            <text:p text:style-name="P8"><text:s text:c="2"/>print "$string1 is a line or string ";</text:p>
            <text:p text:style-name="P8"><text:s text:c="2"/>print "that ends with 'rld'.\n";</text:p>
            <text:p text:style-name="P7">}</text:p>
            <text:p text:style-name="P6">Output:</text:p>
            <text:p text:style-name="P8">Hello World</text:p>
            <text:p text:style-name="P7"><text:s/>is a line or string that ends with 'rld'.</text:p>
          </table:table-cell>
        </table:table-row>
        <table:table-row>
          <table:table-cell table:style-name="Table5.A1" office:value-type="string">
            <text:p text:style-name="Table_20_Heading"><text:span text:style-name="Source_20_Text">\A</text:span></text:p>
          </table:table-cell>
          <table:table-cell table:style-name="Table5.A1" office:value-type="string">
            <text:p text:style-name="Table_20_Contents">Matches the beginning of a string (but not an internal line).</text:p>
          </table:table-cell>
          <table:table-cell table:style-name="Table5.A1" office:value-type="string">
            <text:p text:style-name="P8">$string1 = "Hello\nWorld\n";</text:p>
            <text:p text:style-name="P8">if ($string1 =~ m/\AH/) {</text:p>
            <text:p text:style-name="P8"><text:s text:c="2"/>print "$string1 is a string ";</text:p>
            <text:p text:style-name="P8"><text:s text:c="2"/>print "that starts with 'H'.\n";</text:p>
            <text:p text:style-name="P7">}</text:p>
            <text:p text:style-name="P6">Output:</text:p>
            <text:p text:style-name="P8">Hello</text:p>
            <text:p text:style-name="P8">World</text:p>
            <text:p text:style-name="P7"><text:s/>is a string that starts with 'H'.</text:p>
          </table:table-cell>
        </table:table-row>
        <table:table-row>
          <table:table-cell table:style-name="Table5.A1" office:value-type="string">
            <text:p text:style-name="Table_20_Heading"><text:span text:style-name="Source_20_Text">\z</text:span></text:p>
          </table:table-cell>
          <table:table-cell table:style-name="Table5.A1" office:value-type="string">
            <text:p text:style-name="Table_20_Contents">Matches the end of a string (but not an internal <text:soft-page-break/>line).<text:bookmark text:name="cite_ref-Perl_Best_Practices_37-0"/><text:a xlink:type="simple" xlink:href="https://en.wikipedia.org/wiki/Regular_expression#cite_note-Perl_Best_Practices-37" text:style-name="Internet_20_link" text:visited-style-name="Visited_20_Internet_20_Link">[37]</text:a></text:p>
          </table:table-cell>
          <table:table-cell table:style-name="Table5.A1" office:value-type="string">
            <text:p text:style-name="P8">$string1 = "Hello\nWorld\n";</text:p>
            <text:p text:style-name="P8">if ($string1 =~ m/d\n\z/) {</text:p>
            <text:p text:style-name="P8"><text:s text:c="2"/>print "$string1 is a string ";</text:p>
            <text:p text:style-name="P8"><text:soft-page-break/><text:s text:c="2"/>print "that ends with 'd\\n'.\n";</text:p>
            <text:p text:style-name="P7">}</text:p>
            <text:p text:style-name="P6">Output:</text:p>
            <text:p text:style-name="P8">Hello</text:p>
            <text:p text:style-name="P8">World</text:p>
            <text:p text:style-name="P7"><text:s/>is a string that ends with 'd\n'.</text:p>
          </table:table-cell>
        </table:table-row>
        <table:table-row>
          <table:table-cell table:style-name="Table5.A1" office:value-type="string">
            <text:p text:style-name="Table_20_Heading"><text:span text:style-name="Source_20_Text">[^…]</text:span></text:p>
          </table:table-cell>
          <table:table-cell table:style-name="Table5.A1" office:value-type="string">
            <text:p text:style-name="Table_20_Contents">Matches every character except the ones inside brackets.</text:p>
          </table:table-cell>
          <table:table-cell table:style-name="Table5.A1" office:value-type="string">
            <text:p text:style-name="P8">$string1 = "Hello World\n";</text:p>
            <text:p text:style-name="P7">if ($string1 =~ m/[^ab</text:p>
          </table:table-cell>
        </table:table-row>
      </table:table>
      <table:table table:name="Table6" table:style-name="Table6">
        <table:table-column table:style-name="Table6.A"/>
        <table:table-row>
          <table:table-cell table:style-name="Table6.A1" office:value-type="string">
            <text:p text:style-name="P8">c]/) {</text:p>
            <text:p text:style-name="P8"><text:s/>print "$string1 contains a character other than ";</text:p>
            <text:p text:style-name="P8"><text:s/>print "a, b, and c.\n";</text:p>
            <text:p text:style-name="P7">}</text:p>
            <text:p text:style-name="P6">Output:</text:p>
            <text:p text:style-name="P8">Hello World</text:p>
            <text:p text:style-name="P7"><text:s/>contains a character other than a, b, and c.</text:p>
          </table:table-cell>
        </table:table-row>
      </table:table>
      <text:h text:style-name="Heading_20_2" text:outline-level="2"><text:bookmark text:name="Induction"/>Induct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2:31:13.353696856</meta:creation-date>
    <dc:date>2016-05-12T12:24:24.930875189</dc:date>
    <meta:editing-duration>PT1M27S</meta:editing-duration>
    <meta:editing-cycles>2</meta:editing-cycles>
    <meta:generator>LibreOffice/5.0.2.2$Linux_X86_64 LibreOffice_project/00m0$Build-2</meta:generator>
    <meta:document-statistic meta:table-count="6" meta:image-count="0" meta:object-count="0" meta:page-count="11" meta:paragraph-count="384" meta:word-count="2961" meta:character-count="17216" meta:non-whitespace-character-count="14441"/>
  </office:meta>
</office:document-meta>
</file>